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troduction</text:p>
      <text:p text:style-name="P1"/>
      <text:p text:style-name="P1">For decades, astronomers have searched deep space for solar systems with planets of their own. The promise of strange new worlds in the far reaches of the galaxy holds an appeal beyond mere science fiction. It beckons us onward; toward limitless exploration and to embrace the possibility that we may not be alone. However, for the moment, our search is limited by nascent technology. Of the exoplanet detection methods currently employed by astronomers in the field, the most prominent relies on high-resolution satellite imagery. Called transit photometry, this form of detection requires that scientists take photos of a distant star at regular intervals, watching carefully for minute changes in luminosity. If the brightness of a star fractionally dips on a consistent basis, it may indicate that an exoplanet is blocking some of the light as it completes its orbit. These changes are minuscule, however – often mere percentages of the total brightness of the star. To reliably detect the fluctuation, humans rely on algorithms tailored specifically the task. As a fan of both astronomy and computer science, I’m curious if I can apply machine learning to this problem. For my final project, I hope to build a neural network that analyzes the luminosity of observed stars and accurately determines whether they host an exoplanet.</text:p>
      <text:p text:style-name="P1"/>
      <text:p text:style-name="P1"/>
      <text:p text:style-name="P1">2 Dataset Pre-Processing</text:p>
      <text:p text:style-name="P1"/>
      <text:p text:style-name="P1">2.1 Source Analysis</text:p>
      <text:p text:style-name="P1"/>
      <text:p text:style-name="P1">The dataset I’ll use for this project was originally sourced from Kaggle(<text:a xlink:type="simple" xlink:href="https://www.kaggle.com/keplersmachines/kepler-labelled-time-series-data" text:style-name="Internet_20_link" text:visited-style-name="Visited_20_Internet_20_Link">https://www.kaggle.com/keplersmachines/kepler-labelled-time-series-data</text:a>) and draws directly from NASA’s observations via the Kepler space telescope. Column 1 was a simple binary flag indicating whether each star system contains a planet. Columns 2-3198 represented each system’s FLUX, or change in luminosity over a period of observation. The provided dataset was pre-split into a training set of 5087 records and a test set of 570 records. However, using each of the 3197 FLUX values as inputs would have been unwieldy for a neural network of this project’s scale. So, I’ve performed some pre-processing to produce a more manageable set of variables. The following metrics were extracted for each star system and will function as inputs to my regression model:</text:p>
      <text:p text:style-name="P1"/>
      <text:p text:style-name="P1">A. Average FLUX</text:p>
      <text:p text:style-name="P1">B. Median FLUX</text:p>
      <text:p text:style-name="P1">C. Maximum FLUX</text:p>
      <text:p text:style-name="P1">D. Minimum FLUX</text:p>
      <text:p text:style-name="P1">E. Standard Deviation of FLUX</text:p>
      <text:p text:style-name="P1"/>
      <text:p text:style-name="P1">The code and resulting dataset from this process can be found here(<text:a xlink:type="simple" xlink:href="https://github.com/Xephorium/ExoplanetRecognition" text:style-name="Internet_20_link" text:visited-style-name="Visited_20_Internet_20_Link">https://github.com/Xephorium/ExoplanetRecognition</text:a>).</text:p>
      <text:p text:style-name="P1"/>
      <text:p text:style-name="P1">Since stars vary wildly in size, temperature, distance, and brightness, the above metadata still doesn’t offer much value without normalization. (For example, the maximum FLUX of one star turned out to be 221,384.97 while another was a mere 9,863.65.) To complete the dataset’s pre-processing, I performed normalization as outlined below.</text:p>
      <text:p text:style-name="P1"/>
      <text:p text:style-name="P1"/>
      <text:p text:style-name="P1">2.2 Normalization</text:p>
      <text:p text:style-name="P1"/>
      <text:p text:style-name="P1">The normalization of inputs A through D was completed for each star using the Min-Max method discussed in class. The equation of this method is as follows:</text:p>
      <text:p text:style-name="P1"/>
      <text:p text:style-name="P1">&lt;equation&gt;</text:p>
      <text:p text:style-name="P1"/>
      <text:p text:style-name="P1">However, input E was treated a bit differently. Since Standard Deviation is itself a normalization technique, the values of the final column needed only to be normalized relative to one another. This was also performed using the Min-Max method. The resulting dataset contains only decimal and integer values ranging from 0 to 1.</text:p>
      <text:p text:style-name="P1"/>
      <text:p text:style-name="P1"/>
      <text:p text:style-name="P1">2.3 Input Feature Visualization</text:p>
      <text:p text:style-name="P1"/>
      <text:p text:style-name="P1">&lt;graphs&gt;</text:p>
      <text:p text:style-name="P1"/>
      <text:p text:style-name="P1">While there appears to be no obvious relationship between any input variable and whether a star hosts an exoplanet, the mean, median, and standard deviation of the dataset are positively skewed. This indicates the mean FLUX of each observed <text:soft-page-break/>star system tends to be greater than the median. In layman’s terms, there are more recorded values of decreasing luminosity than increasing.</text:p>
      <text:p text:style-name="P1"/>
      <text:p text:style-name="P1"/>
      <text:p text:style-name="P1">2.4 Output Feature Visualization</text:p>
      <text:p text:style-name="P1"/>
      <text:p text:style-name="P1">&lt;pie chart&gt;</text:p>
      <text:p text:style-name="P1"/>
      <text:p text:style-name="P1">The binary output feature of the provided dataset – whether the system hosts a planet – is also notably skewed. In order not to pollute the not, it’s original creators were careful not to include any false-positive exoplanet matches. While pragmatic, this care presents a unique challenge for training a regression model. I'll explore the challenge in more detail below.</text:p>
      <text:p text:style-name="P1"/>
      <text:p text:style-name="P1"/>
      <text:p text:style-name="P1">2.5 Splitting</text:p>
      <text:p text:style-name="P1"/>
      <text:p text:style-name="P1">As mentioned above, the source dataset was already split into a train and test set. Each group contained a number of positive matches proportional to the number of records (37 and 5 respectively). For my project, I plan to combine these datasets and split the resulting records into three categories: train, validation, and test. Train will contain 4,000 systems, 25 of which will host exoplanets. Validation will contain 1,000 exoplanets, 9 of which will host planets. And test will contain 657 systems, 8 of which will host planets.</text:p>
      <text:p text:style-name="P1"/>
      <text:p text:style-name="P1"/>
      <text:p text:style-name="P1">3. The Model</text:p>
      <text:p text:style-name="P1"/>
      <text:p text:style-name="P1"/>
      <text:p text:style-name="P1"/>
      <text:p text:style-name="P1"/>
      <text:p text:style-name="P1">3.1 Neural Network</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29T14:29:15.891000000</meta:creation-date>
    <dc:date>2019-09-30T21:03:08.85</dc:date>
    <meta:editing-duration>PT45M46S</meta:editing-duration>
    <meta:editing-cycles>6</meta:editing-cycles>
    <meta:generator>OpenOffice/4.1.2$Win32 OpenOffice.org_project/412m3$Build-9782</meta:generator>
    <meta:document-statistic meta:table-count="0" meta:image-count="0" meta:object-count="0" meta:page-count="2" meta:paragraph-count="26" meta:word-count="737" meta:character-count="4690"/>
    <dc:creator>Chris Cruzen</dc:creator>
  </office:meta>
</office:document-meta>
</file>